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74pt"/>
    </style:style>
    <style:style style:name="co2" style:family="table-column">
      <style:table-column-properties fo:break-before="auto" style:column-width="245.71pt"/>
    </style:style>
    <style:style style:name="co3" style:family="table-column">
      <style:table-column-properties fo:break-before="auto" style:column-width="122.2pt"/>
    </style:style>
    <style:style style:name="co4" style:family="table-column">
      <style:table-column-properties fo:break-before="auto" style:column-width="170.05pt"/>
    </style:style>
    <style:style style:name="co5" style:family="table-column">
      <style:table-column-properties fo:break-before="auto" style:column-width="238.76pt"/>
    </style:style>
    <style:style style:name="co6" style:family="table-column">
      <style:table-column-properties fo:break-before="auto" style:column-width="241.09pt"/>
    </style:style>
    <style:style style:name="co7" style:family="table-column">
      <style:table-column-properties fo:break-before="auto" style:column-width="410.14pt"/>
    </style:style>
    <style:style style:name="co8" style:family="table-column">
      <style:table-column-properties fo:break-before="auto" style:column-width="233.35pt"/>
    </style:style>
    <style:style style:name="co9" style:family="table-column">
      <style:table-column-properties fo:break-before="auto" style:column-width="214.84pt"/>
    </style:style>
    <style:style style:name="co10" style:family="table-column">
      <style:table-column-properties fo:break-before="auto" style:column-width="128.35pt"/>
    </style:style>
    <style:style style:name="co11" style:family="table-column">
      <style:table-column-properties fo:break-before="auto" style:column-width="177pt"/>
    </style:style>
    <style:style style:name="co12" style:family="table-column">
      <style:table-column-properties fo:break-before="auto" style:column-width="1461.54pt"/>
    </style:style>
    <style:style style:name="co13" style:family="table-column">
      <style:table-column-properties fo:break-before="auto" style:column-width="380.04pt"/>
    </style:style>
    <style:style style:name="co14" style:family="table-column">
      <style:table-column-properties fo:break-before="auto" style:column-width="157.69pt"/>
    </style:style>
    <style:style style:name="co15" style:family="table-column">
      <style:table-column-properties fo:break-before="auto" style:column-width="269.66pt"/>
    </style:style>
    <style:style style:name="co16" style:family="table-column">
      <style:table-column-properties fo:break-before="auto" style:column-width="146.1pt"/>
    </style:style>
    <style:style style:name="co17" style:family="table-column">
      <style:table-column-properties fo:break-before="auto" style:column-width="194pt"/>
    </style:style>
    <style:style style:name="co18" style:family="table-column">
      <style:table-column-properties fo:break-before="auto" style:column-width="262.69pt"/>
    </style:style>
    <style:style style:name="co19" style:family="table-column">
      <style:table-column-properties fo:break-before="auto" style:column-width="265.01pt"/>
    </style:style>
    <style:style style:name="co20" style:family="table-column">
      <style:table-column-properties fo:break-before="auto" style:column-width="434.04pt"/>
    </style:style>
    <style:style style:name="co21" style:family="table-column">
      <style:table-column-properties fo:break-before="auto" style:column-width="257.3pt"/>
    </style:style>
    <style:style style:name="co22" style:family="table-column">
      <style:table-column-properties fo:break-before="auto" style:column-width="152.31pt"/>
    </style:style>
    <style:style style:name="co23" style:family="table-column">
      <style:table-column-properties fo:break-before="auto" style:column-width="200.95pt"/>
    </style:style>
    <style:style style:name="co2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99422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peaker_b_makes_concessions_in_the_negotiation</text:p>
          </table:table-cell>
          <table:table-cell office:value-type="string" calcext:value-type="string">
            <text:p>speaker_a_gives_up_his_position_in_the_negotiation</text:p>
          </table:table-cell>
          <table:table-cell office:value-type="string" calcext:value-type="string">
            <text:p>speaker_a_is_demanding</text:p>
          </table:table-cell>
          <table:table-cell office:value-type="string" calcext:value-type="string">
            <text:p>speaker_a_likes_french_restaurants</text:p>
          </table:table-cell>
          <table:table-cell office:value-type="string" calcext:value-type="string">
            <text:p>speaker_a_makes_concessions_in_the_negotiation</text:p>
          </table:table-cell>
          <table:table-cell office:value-type="string" calcext:value-type="string">
            <text:p>speaker_a_presses_his_position_in_the_negotiation</text:p>
          </table:table-cell>
          <table:table-cell office:value-type="string" calcext:value-type="string">
            <text:p>speaker_a_takes_his_friends_preferences_into_account_in_the_choice_of_the_restaurant</text:p>
          </table:table-cell>
          <table:table-cell office:value-type="string" calcext:value-type="string">
            <text:p>speaker_a_takes_the_initiative_in_the_negotiation</text:p>
          </table:table-cell>
          <table:table-cell office:value-type="string" calcext:value-type="string">
            <text:p>speaker_a_takes_the_lead_in_the_negotiation</text:p>
          </table:table-cell>
          <table:table-cell office:value-type="string" calcext:value-type="string">
            <text:p>speaker_b_gives_up_his_position_in_the_negotiation</text:p>
          </table:table-cell>
          <table:table-cell office:value-type="string" calcext:value-type="string">
            <text:p>speaker_b_is_demanding</text:p>
          </table:table-cell>
          <table:table-cell office:value-type="string" calcext:value-type="string">
            <text:p>speaker_b_is_selfcentered</text:p>
          </table:table-cell>
          <table:table-cell office:value-type="string" calcext:value-type="string">
            <text:p>speaker_b_likes_chinese_restaurants</text:p>
          </table:table-cell>
          <table:table-cell office:value-type="string" calcext:value-type="string">
            <text:p>speaker_b_makes_concessions_in_the_negotiation</text:p>
          </table:table-cell>
          <table:table-cell office:value-type="string" calcext:value-type="string">
            <text:p>speaker_b_presses_his_position_in_the_negotiation</text:p>
          </table:table-cell>
          <table:table-cell office:value-type="string" calcext:value-type="string">
            <text:p>speaker_b_takes_his_friends_preferences_into_account_in_the_choice_of_the_restaurant</text:p>
          </table:table-cell>
          <table:table-cell office:value-type="string" calcext:value-type="string">
            <text:p>speaker_b_takes_the_initiative_in_the_negotiation</text:p>
          </table:table-cell>
          <table:table-cell office:value-type="string" calcext:value-type="string">
            <text:p>speaker_b_takes_the_lead_in_the_negotiation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if_you_had_difficulties_answering_these_questions_please_explain_here_why_gold</text:p>
          </table:table-cell>
          <table:table-cell office:value-type="string" calcext:value-type="string">
            <text:p>speaker_a__is_selfcentered_gold</text:p>
          </table:table-cell>
          <table:table-cell office:value-type="string" calcext:value-type="string">
            <text:p>speaker_a_gives_up_his_position_in_the_negotiation_gold</text:p>
          </table:table-cell>
          <table:table-cell office:value-type="string" calcext:value-type="string">
            <text:p>speaker_a_is_demanding_gold</text:p>
          </table:table-cell>
          <table:table-cell office:value-type="string" calcext:value-type="string">
            <text:p>speaker_a_likes_french_restaurants_gold</text:p>
          </table:table-cell>
          <table:table-cell office:value-type="string" calcext:value-type="string">
            <text:p>speaker_a_makes_concessions_in_the_negotiation_gold</text:p>
          </table:table-cell>
          <table:table-cell office:value-type="string" calcext:value-type="string">
            <text:p>speaker_a_presses_his_position_in_the_negotiation_gold</text:p>
          </table:table-cell>
          <table:table-cell office:value-type="string" calcext:value-type="string">
            <text:p>speaker_a_takes_his_friends_preferences_into_account_in_the_choice_of_the_restaurant_gold</text:p>
          </table:table-cell>
          <table:table-cell office:value-type="string" calcext:value-type="string">
            <text:p>speaker_a_takes_the_initiative_in_the_negotiation_gold</text:p>
          </table:table-cell>
          <table:table-cell office:value-type="string" calcext:value-type="string">
            <text:p>speaker_a_takes_the_lead_in_the_negotiation_gold</text:p>
          </table:table-cell>
          <table:table-cell office:value-type="string" calcext:value-type="string">
            <text:p>speaker_b_gives_up_his_position_in_the_negotiation_gold</text:p>
          </table:table-cell>
          <table:table-cell office:value-type="string" calcext:value-type="string">
            <text:p>speaker_b_is_demanding_gold</text:p>
          </table:table-cell>
          <table:table-cell office:value-type="string" calcext:value-type="string">
            <text:p>speaker_b_is_selfcentered_gold</text:p>
          </table:table-cell>
          <table:table-cell office:value-type="string" calcext:value-type="string">
            <text:p>speaker_b_likes_chinese_restaurants_gold</text:p>
          </table:table-cell>
          <table:table-cell office:value-type="string" calcext:value-type="string">
            <text:p>speaker_b_makes_concessions_in_the_negotiation_gold</text:p>
          </table:table-cell>
          <table:table-cell office:value-type="string" calcext:value-type="string">
            <text:p>speaker_b_presses_his_position_in_the_negotiation_gold</text:p>
          </table:table-cell>
          <table:table-cell office:value-type="string" calcext:value-type="string">
            <text:p>speaker_b_takes_his_friends_preferences_into_account_in_the_choice_of_the_restaurant_gold</text:p>
          </table:table-cell>
          <table:table-cell office:value-type="string" calcext:value-type="string">
            <text:p>speaker_b_takes_the_initiative_in_the_negotiation_gold</text:p>
          </table:table-cell>
          <table:table-cell office:value-type="string" calcext:value-type="string">
            <text:p>speaker_b_takes_the_lead_in_the_negotiation_gol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br&gt;A: "Let's go to a restaurant on the north side."&lt;br&gt;&lt;br&gt;&amp;nbsp&amp;nbsp&amp;nbsp&amp;nbspB: "Okay, let's go to a restaurant on the north side."&lt;br&gt;&lt;br&gt;A: "Let's go to the Paris bistro . It's a romantic, cheap French restaurant on the north side."&lt;br&gt;&lt;br&gt;&amp;nbsp&amp;nbsp&amp;nbsp&amp;nbspB: "Okay, let's go to the Paris bistro restaurant."&lt;br&gt;</text:p>
          </table:table-cell>
          <table:table-cell table:number-columns-repeated="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&lt;br&gt;A: "Let's go to a restaurant on the north side."&lt;br&gt;&lt;br&gt;&amp;nbsp&amp;nbsp&amp;nbsp&amp;nbspB: "Okay, let's go to a restaurant on the north side."&lt;br&gt;&lt;br&gt;A: "Let's go to the Paris bistro . It's a romantic, cheap French restaurant on the north side."&lt;br&gt;&lt;br&gt;&amp;nbsp&amp;nbsp&amp;nbsp&amp;nbspB: "Okay, let's go to the Paris bistro restaurant."&lt;br&gt;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br&gt;A: "Let's go to a restaurant on the north side."&lt;br&gt;&lt;br&gt;&amp;nbsp&amp;nbsp&amp;nbsp&amp;nbspB: "Okay, let's go to a restaurant on the north side."&lt;br&gt;&lt;br&gt;A: "Let's go to the Paris bistro . It's a romantic, cheap French restaurant on the north side."&lt;br&gt;&lt;br&gt;&amp;nbsp&amp;nbsp&amp;nbsp&amp;nbspB: "Okay, let's go to the Paris bistro restaurant."&lt;br&gt;</text:p>
          </table:table-cell>
          <table:table-cell table:number-columns-repeated="19"/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&lt;br&gt;A: "Let's go to a restaurant on the north side."&lt;br&gt;&lt;br&gt;&amp;nbsp&amp;nbsp&amp;nbsp&amp;nbspB: "Okay, let's go to a restaurant on the north side."&lt;br&gt;&lt;br&gt;A: "Let's go to the Paris bistro . It's a romantic, cheap French restaurant on the north side."&lt;br&gt;&lt;br&gt;&amp;nbsp&amp;nbsp&amp;nbsp&amp;nbspB: "Okay, let's go to the Paris bistro restaurant."&lt;br&gt;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br&gt;A: "Let's go to a restaurant on the north side."&lt;br&gt;&lt;br&gt;&amp;nbsp&amp;nbsp&amp;nbsp&amp;nbspB: "Okay, let's go to a restaurant on the north side."&lt;br&gt;&lt;br&gt;A: "Let's go to the Paris bistro . It's a romantic, cheap French restaurant on the north side."&lt;br&gt;&lt;br&gt;&amp;nbsp&amp;nbsp&amp;nbsp&amp;nbspB: "Okay, let's go to the Paris bistro restaurant."&lt;br&gt;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br&gt;A: "Let's go to a restaurant on the north side."&lt;br&gt;&lt;br&gt;&amp;nbsp&amp;nbsp&amp;nbsp&amp;nbspB: "Okay, let's go to a restaurant on the north side."&lt;br&gt;&lt;br&gt;A: "Let's go to the Paris bistro . It's a romantic, cheap French restaurant on the north side."&lt;br&gt;&lt;br&gt;&amp;nbsp&amp;nbsp&amp;nbsp&amp;nbspB: "Okay, let's go to the Paris bistro restaurant."&lt;br&gt;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&lt;br&gt;A: "Let's go to a restaurant on the north side."&lt;br&gt;&lt;br&gt;&amp;nbsp&amp;nbsp&amp;nbsp&amp;nbspB: "Okay, let's go to a restaurant on the north side."&lt;br&gt;&lt;br&gt;A: "Let's go to the Paris bistro . It's a romantic, cheap French restaurant on the north side."&lt;br&gt;&lt;br&gt;&amp;nbsp&amp;nbsp&amp;nbsp&amp;nbspB: "Okay, let's go to the Paris bistro restaurant."&lt;br&gt;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&lt;br&gt;A: "Let's go to a restaurant on the north side."&lt;br&gt;&lt;br&gt;&amp;nbsp&amp;nbsp&amp;nbsp&amp;nbspB: "Okay, let's go to a restaurant on the north side."&lt;br&gt;&lt;br&gt;A: "Let's go to the Paris bistro . It's a romantic, cheap French restaurant on the north side."&lt;br&gt;&lt;br&gt;&amp;nbsp&amp;nbsp&amp;nbsp&amp;nbspB: "Okay, let's go to the Paris bistro restaurant."&lt;br&gt;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&lt;br&gt;A: "Let's go to a restaurant on the north side."&lt;br&gt;&lt;br&gt;&amp;nbsp&amp;nbsp&amp;nbsp&amp;nbspB: "Okay, let's go to a restaurant on the north side."&lt;br&gt;&lt;br&gt;A: "Let's go to the Paris bistro . It's a romantic, cheap French restaurant on the north side."&lt;br&gt;&lt;br&gt;&amp;nbsp&amp;nbsp&amp;nbsp&amp;nbspB: "Okay, let's go to the Paris bistro restaurant."&lt;br&gt;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&lt;br&gt;A: "Let's go to a restaurant on the north side."&lt;br&gt;&lt;br&gt;&amp;nbsp&amp;nbsp&amp;nbsp&amp;nbspB: "Okay, let's go to a restaurant on the north side."&lt;br&gt;&lt;br&gt;A: "Let's go to the Paris bistro . It's a romantic, cheap French restaurant on the north side."&lt;br&gt;&lt;br&gt;&amp;nbsp&amp;nbsp&amp;nbsp&amp;nbspB: "Okay, let's go to the Paris bistro restaurant."&lt;br&gt;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br&gt;A: "Let's go to a restaurant on the north side."&lt;br&gt;&lt;br&gt;&amp;nbsp&amp;nbsp&amp;nbsp&amp;nbspB: "Okay, let's go to a restaurant on the north side."&lt;br&gt;&lt;br&gt;A: "Let's go to the Paris bistro . It's a romantic, cheap French restaurant on the north side."&lt;br&gt;&lt;br&gt;&amp;nbsp&amp;nbsp&amp;nbsp&amp;nbspB: "Okay, let's go to the Paris bistro restaurant."&lt;br&gt;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&lt;br&gt;A: "Let's go to a restaurant on the north side."&lt;br&gt;&lt;br&gt;&amp;nbsp&amp;nbsp&amp;nbsp&amp;nbspB: "Okay, let's go to a restaurant on the north side."&lt;br&gt;&lt;br&gt;A: "Let's go to the Paris bistro . It's a romantic, cheap French restaurant on the north side."&lt;br&gt;&lt;br&gt;&amp;nbsp&amp;nbsp&amp;nbsp&amp;nbspB: "Okay, let's go to the Paris bistro restaurant."&lt;br&gt;</text:p>
          </table:table-cell>
          <table:table-cell table:number-columns-repeated="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&lt;br&gt;A: "Let's go to a restaurant on the north side."&lt;br&gt;&lt;br&gt;&amp;nbsp&amp;nbsp&amp;nbsp&amp;nbspB: "Okay, let's go to a restaurant on the north side."&lt;br&gt;&lt;br&gt;A: "Let's go to the Paris bistro . It's a romantic, cheap French restaurant on the north side."&lt;br&gt;&lt;br&gt;&amp;nbsp&amp;nbsp&amp;nbsp&amp;nbspB: "Okay, let's go to the Paris bistro restaurant."&lt;br&gt;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&lt;br&gt;A: "Let's go to a restaurant on the north side."&lt;br&gt;&lt;br&gt;&amp;nbsp&amp;nbsp&amp;nbsp&amp;nbspB: "Okay, let's go to a restaurant on the north side."&lt;br&gt;&lt;br&gt;A: "Let's go to the Paris bistro . It's a romantic, cheap French restaurant on the north side."&lt;br&gt;&lt;br&gt;&amp;nbsp&amp;nbsp&amp;nbsp&amp;nbspB: "Okay, let's go to the Paris bistro restaurant."&lt;br&gt;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&lt;br&gt;A: "Let's go to a restaurant on the north side."&lt;br&gt;&lt;br&gt;&amp;nbsp&amp;nbsp&amp;nbsp&amp;nbspB: "Okay, let's go to a restaurant on the north side."&lt;br&gt;&lt;br&gt;A: "Let's go to the Paris bistro . It's a romantic, cheap French restaurant on the north side."&lt;br&gt;&lt;br&gt;&amp;nbsp&amp;nbsp&amp;nbsp&amp;nbspB: "Okay, let's go to the Paris bistro restaurant."&lt;br&gt;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&lt;br&gt;A: "Let's go to a restaurant on the north side."&lt;br&gt;&lt;br&gt;&amp;nbsp&amp;nbsp&amp;nbsp&amp;nbspB: "Okay, let's go to a restaurant on the north side."&lt;br&gt;&lt;br&gt;A: "Let's go to the Paris bistro . It's a romantic, cheap French restaurant on the north side."&lt;br&gt;&lt;br&gt;&amp;nbsp&amp;nbsp&amp;nbsp&amp;nbspB: "Okay, let's go to the Paris bistro restaurant."&lt;br&gt;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&lt;br&gt;A: "Let's go to a restaurant on the north side."&lt;br&gt;&lt;br&gt;&amp;nbsp&amp;nbsp&amp;nbsp&amp;nbspB: "Okay, let's go to a restaurant on the north side."&lt;br&gt;&lt;br&gt;A: "Let's go to the Paris bistro . It's a romantic, cheap French restaurant on the north side."&lt;br&gt;&lt;br&gt;&amp;nbsp&amp;nbsp&amp;nbsp&amp;nbspB: "Okay, let's go to the Paris bistro restaurant."&lt;br&gt;</text:p>
          </table:table-cell>
          <table:table-cell table:number-columns-repeated="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&lt;br&gt;A: "Let's go to a restaurant on the north side."&lt;br&gt;&lt;br&gt;&amp;nbsp&amp;nbsp&amp;nbsp&amp;nbspB: "Okay, let's go to a restaurant on the north side."&lt;br&gt;&lt;br&gt;A: "Let's go to the Paris bistro . It's a romantic, cheap French restaurant on the north side."&lt;br&gt;&lt;br&gt;&amp;nbsp&amp;nbsp&amp;nbsp&amp;nbspB: "Okay, let's go to the Paris bistro restaurant."&lt;br&gt;</text:p>
          </table:table-cell>
          <table:table-cell table:number-columns-repeated="19"/>
        </table:table-row>
        <table:table-row table:style-name="ro1">
          <table:table-cell table:number-columns-repeated="18" office:value-type="float" office:value="3" calcext:value-type="float">
            <text:p>3</text:p>
          </table:table-cell>
          <table:table-cell office:value-type="string" calcext:value-type="string">
            <text:p>&lt;br&gt;A: "Let's go to a restaurant on the north side."&lt;br&gt;&lt;br&gt;&amp;nbsp&amp;nbsp&amp;nbsp&amp;nbspB: "Okay, let's go to a restaurant on the north side."&lt;br&gt;&lt;br&gt;A: "Let's go to the Paris bistro . It's a romantic, cheap French restaurant on the north side."&lt;br&gt;&lt;br&gt;&amp;nbsp&amp;nbsp&amp;nbsp&amp;nbspB: "Okay, let's go to the Paris bistro restaurant."&lt;br&gt;</text:p>
          </table:table-cell>
          <table:table-cell table:number-columns-repeated="19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br&gt;A: "Let's go to a restaurant on the north side."&lt;br&gt;&lt;br&gt;&amp;nbsp&amp;nbsp&amp;nbsp&amp;nbspB: "Okay, let's go to a restaurant on the north side."&lt;br&gt;&lt;br&gt;A: "Let's go to the Paris bistro . It's a romantic, cheap French restaurant on the north side."&lt;br&gt;&lt;br&gt;&amp;nbsp&amp;nbsp&amp;nbsp&amp;nbspB: "Okay, let's go to the Paris bistro restaurant."&lt;br&gt;</text:p>
          </table:table-cell>
          <table:table-cell table:number-columns-repeated="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string" calcext:value-type="string">
            <text:p>&lt;br&gt;A: "Let's go to a restaurant on the north side."&lt;br&gt;&lt;br&gt;&amp;nbsp&amp;nbsp&amp;nbsp&amp;nbspB: "Okay, let's go to a restaurant on the north side."&lt;br&gt;&lt;br&gt;A: "Let's go to the Paris bistro . It's a romantic, cheap French restaurant on the north side."&lt;br&gt;&lt;br&gt;&amp;nbsp&amp;nbsp&amp;nbsp&amp;nbspB: "Okay, let's go to the Paris bistro restaurant."&lt;br&gt;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&lt;br&gt;A: "Let's go to a restaurant on the north side."&lt;br&gt;&lt;br&gt;&amp;nbsp&amp;nbsp&amp;nbsp&amp;nbspB: "Okay, let's go to a restaurant on the north side."&lt;br&gt;&lt;br&gt;A: "Let's go to the Paris bistro . It's a romantic, cheap French restaurant on the north side."&lt;br&gt;&lt;br&gt;&amp;nbsp&amp;nbsp&amp;nbsp&amp;nbspB: "Okay, let's go to the Paris bistro restaurant."&lt;br&gt;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br&gt;A: "Let's go to a restaurant on the north side."&lt;br&gt;&lt;br&gt;&amp;nbsp&amp;nbsp&amp;nbsp&amp;nbspB: "Okay, let's go to a restaurant on the north side."&lt;br&gt;&lt;br&gt;A: "Let's go to the Paris bistro . It's a romantic, cheap French restaurant on the north side."&lt;br&gt;&lt;br&gt;&amp;nbsp&amp;nbsp&amp;nbsp&amp;nbspB: "Okay, let's go to the Paris bistro restaurant."&lt;br&gt;</text:p>
          </table:table-cell>
          <table:table-cell table:number-columns-repeated="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&lt;br&gt;A: "Let's go to a restaurant on the north side."&lt;br&gt;&lt;br&gt;&amp;nbsp&amp;nbsp&amp;nbsp&amp;nbspB: "Okay, let's go to a restaurant on the north side."&lt;br&gt;&lt;br&gt;A: "Let's go to the Paris bistro . It's a romantic, cheap French restaurant on the north side."&lt;br&gt;&lt;br&gt;&amp;nbsp&amp;nbsp&amp;nbsp&amp;nbspB: "Okay, let's go to the Paris bistro restaurant."&lt;br&gt;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br&gt;A: "Let's go to a restaurant on the north side."&lt;br&gt;&lt;br&gt;&amp;nbsp&amp;nbsp&amp;nbsp&amp;nbspB: "Okay, let's go to a restaurant on the north side."&lt;br&gt;&lt;br&gt;A: "Let's go to the Paris bistro . It's a romantic, cheap French restaurant on the north side."&lt;br&gt;&lt;br&gt;&amp;nbsp&amp;nbsp&amp;nbsp&amp;nbspB: "Okay, let's go to the Paris bistro restaurant."&lt;br&gt;</text:p>
          </table:table-cell>
          <table:table-cell table:number-columns-repeated="19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&lt;br&gt;A: "Let's go to a restaurant on the north side."&lt;br&gt;&lt;br&gt;&amp;nbsp&amp;nbsp&amp;nbsp&amp;nbspB: "Okay, let's go to a restaurant on the north side."&lt;br&gt;&lt;br&gt;A: "Let's go to the Paris bistro . It's a romantic, cheap French restaurant on the north side."&lt;br&gt;&lt;br&gt;&amp;nbsp&amp;nbsp&amp;nbsp&amp;nbspB: "Okay, let's go to the Paris bistro restaurant."&lt;br&gt;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br&gt;A: "Let's go to a restaurant on the north side."&lt;br&gt;&lt;br&gt;&amp;nbsp&amp;nbsp&amp;nbsp&amp;nbspB: "Okay, let's go to a restaurant on the north side."&lt;br&gt;&lt;br&gt;A: "Let's go to the Paris bistro . It's a romantic, cheap French restaurant on the north side."&lt;br&gt;&lt;br&gt;&amp;nbsp&amp;nbsp&amp;nbsp&amp;nbspB: "Okay, let's go to the Paris bistro restaurant."&lt;br&gt;</text:p>
          </table:table-cell>
          <table:table-cell table:number-columns-repeated="19"/>
        </table:table-row>
      </table:table>
      <table:table table:name="dataBRUT" table:style-name="ta1">
        <table:table-column table:style-name="co24" table:number-columns-repeated="16" table:default-cell-style-name="Default"/>
        <table:table-row table:style-name="ro1">
          <table:table-cell office:value-type="string" calcext:value-type="string">
            <text:p>speaker_a__is_selfcentered</text:p>
          </table:table-cell>
          <table:table-cell office:value-type="string" calcext:value-type="string">
            <text:p>speaker_a_takes_his_friends_preferences_into_account_in_the_choice_of_the_restaurant</text:p>
          </table:table-cell>
          <table:table-cell office:value-type="string" calcext:value-type="string">
            <text:p>speaker_b_is_selfcentered</text:p>
          </table:table-cell>
          <table:table-cell office:value-type="string" calcext:value-type="string">
            <text:p>speaker_b_takes_his_friends_preferences_into_account_in_the_choice_of_the_restaurant</text:p>
          </table:table-cell>
          <table:table-cell office:value-type="string" calcext:value-type="string">
            <text:p>speaker_a_makes_concessions_in_the_negotiation</text:p>
          </table:table-cell>
          <table:table-cell office:value-type="string" calcext:value-type="string">
            <text:p>speaker_a_gives_up_his_position_in_the_negotiation</text:p>
          </table:table-cell>
          <table:table-cell office:value-type="string" calcext:value-type="string">
            <text:p>speaker_b_makes_concessions_in_the_negotiation</text:p>
          </table:table-cell>
          <table:table-cell office:value-type="string" calcext:value-type="string">
            <text:p>speaker_b_gives_up_his_position_in_the_negotiation</text:p>
          </table:table-cell>
          <table:table-cell office:value-type="string" calcext:value-type="string">
            <text:p>speaker_a_is_demanding</text:p>
          </table:table-cell>
          <table:table-cell office:value-type="string" calcext:value-type="string">
            <text:p>speaker_a_presses_his_position_in_the_negotiation</text:p>
          </table:table-cell>
          <table:table-cell office:value-type="string" calcext:value-type="string">
            <text:p>speaker_b_is_demanding</text:p>
          </table:table-cell>
          <table:table-cell office:value-type="string" calcext:value-type="string">
            <text:p>speaker_b_presses_his_position_in_the_negotiation</text:p>
          </table:table-cell>
          <table:table-cell office:value-type="string" calcext:value-type="string">
            <text:p>speaker_a_takes_the_lead_in_the_negotiation</text:p>
          </table:table-cell>
          <table:table-cell office:value-type="string" calcext:value-type="string">
            <text:p>speaker_a_takes_the_initiative_in_the_negotiation</text:p>
          </table:table-cell>
          <table:table-cell office:value-type="string" calcext:value-type="string">
            <text:p>speaker_b_takes_the_lead_in_the_negotiation</text:p>
          </table:table-cell>
          <table:table-cell office:value-type="string" calcext:value-type="string">
            <text:p>speaker_b_takes_the_initiative_in_the_negotiation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</table:table>
      <table:table table:name="CSVdata" table:style-name="ta1">
        <table:table-column table:style-name="co24" table:number-columns-repeated="18" table:default-cell-style-name="Default"/>
        <table:table-row table:style-name="ro1">
          <table:table-cell office:value-type="string" calcext:value-type="string">
            <text:p>speaker_a__is_selfcentered</text:p>
          </table:table-cell>
          <table:table-cell office:value-type="string" calcext:value-type="string">
            <text:p>speaker_a_takes_his_friends_preferences_into_account_in_the_choice_of_the_restaurant</text:p>
          </table:table-cell>
          <table:table-cell table:formula="of:=[.B1]" office:value-type="string" office:string-value="speaker_a_takes_his_friends_preferences_into_account_in_the_choice_of_the_restaurant" calcext:value-type="string">
            <text:p>speaker_a_takes_his_friends_preferences_into_account_in_the_choice_of_the_restaurant</text:p>
          </table:table-cell>
          <table:table-cell office:value-type="string" calcext:value-type="string">
            <text:p>speaker_b_is_selfcentered</text:p>
          </table:table-cell>
          <table:table-cell office:value-type="string" calcext:value-type="string">
            <text:p>speaker_b_takes_his_friends_preferences_into_account_in_the_choice_of_the_restaurant</text:p>
          </table:table-cell>
          <table:table-cell table:formula="of:=[.E1]" office:value-type="string" office:string-value="speaker_b_takes_his_friends_preferences_into_account_in_the_choice_of_the_restaurant" calcext:value-type="string">
            <text:p>speaker_b_takes_his_friends_preferences_into_account_in_the_choice_of_the_restaurant</text:p>
          </table:table-cell>
          <table:table-cell office:value-type="string" calcext:value-type="string">
            <text:p>speaker_a_makes_concessions_in_the_negotiation</text:p>
          </table:table-cell>
          <table:table-cell office:value-type="string" calcext:value-type="string">
            <text:p>speaker_a_gives_up_his_position_in_the_negotiation</text:p>
          </table:table-cell>
          <table:table-cell office:value-type="string" calcext:value-type="string">
            <text:p>speaker_b_makes_concessions_in_the_negotiation</text:p>
          </table:table-cell>
          <table:table-cell office:value-type="string" calcext:value-type="string">
            <text:p>speaker_b_gives_up_his_position_in_the_negotiation</text:p>
          </table:table-cell>
          <table:table-cell office:value-type="string" calcext:value-type="string">
            <text:p>speaker_a_is_demanding</text:p>
          </table:table-cell>
          <table:table-cell office:value-type="string" calcext:value-type="string">
            <text:p>speaker_a_presses_his_position_in_the_negotiation</text:p>
          </table:table-cell>
          <table:table-cell office:value-type="string" calcext:value-type="string">
            <text:p>speaker_b_is_demanding</text:p>
          </table:table-cell>
          <table:table-cell office:value-type="string" calcext:value-type="string">
            <text:p>speaker_b_presses_his_position_in_the_negotiation</text:p>
          </table:table-cell>
          <table:table-cell office:value-type="string" calcext:value-type="string">
            <text:p>speaker_a_takes_the_lead_in_the_negotiation</text:p>
          </table:table-cell>
          <table:table-cell office:value-type="string" calcext:value-type="string">
            <text:p>speaker_a_takes_the_initiative_in_the_negotiation</text:p>
          </table:table-cell>
          <table:table-cell office:value-type="string" calcext:value-type="string">
            <text:p>speaker_b_takes_the_lead_in_the_negotiation</text:p>
          </table:table-cell>
          <table:table-cell office:value-type="string" calcext:value-type="string">
            <text:p>speaker_b_takes_the_initiative_in_the_negotiation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6-[.B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6-[.E2]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6-[.B3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6-[.E3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6-[.B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6-[.E4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6-[.B5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6-[.E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B6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E6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B7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6-[.E7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-[.B8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6-[.E8]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9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E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10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-[.E10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6-[.B1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6-[.E11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12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6-[.E12]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6-[.B1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6-[.E13]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-[.B1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6-[.E14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15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6-[.E15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16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1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6-[.B17]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-[.E17]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6-[.B18]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6-[.E18]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6-[.B19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19]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6-[.B20]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6-[.E20]" office:value-type="float" office:value="3" calcext:value-type="float">
            <text:p>3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6-[.B21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E21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6-[.B22]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-[.E22]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6-[.B23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23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6-[.B24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6-[.E2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25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E25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6-[.B26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6-[.E26]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6-[.B27]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6-[.E27]" office:value-type="float" office:value="3" calcext:value-type="float">
            <text:p>3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6-[.B28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6-[.E28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16:43:59.983853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3T16:44:30.069747149</dc:date>
    <meta:editing-duration>PT11M9S</meta:editing-duration>
    <meta:editing-cycles>16</meta:editing-cycles>
    <meta:generator>LibreOffice/5.1.6.2$Linux_X86_64 LibreOffice_project/10m0$Build-2</meta:generator>
    <meta:document-statistic meta:table-count="3" meta:cell-count="1503" meta:object-count="0"/>
  </office:meta>
</office:document-meta>
</file>